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504cm"/>
    </style:style>
    <style:style style:name="co3" style:family="table-column">
      <style:table-column-properties fo:break-before="auto" style:column-width="4.538cm"/>
    </style:style>
    <style:style style:name="co4" style:family="table-column">
      <style:table-column-properties fo:break-before="auto" style:column-width="5.696cm"/>
    </style:style>
    <style:style style:name="co5" style:family="table-column">
      <style:table-column-properties fo:break-before="auto" style:column-width="19.311cm"/>
    </style:style>
    <style:style style:name="co6" style:family="table-column">
      <style:table-column-properties fo:break-before="auto" style:column-width="4.764cm"/>
    </style:style>
    <style:style style:name="co7" style:family="table-column">
      <style:table-column-properties fo:break-before="auto" style:column-width="5.242cm"/>
    </style:style>
    <style:style style:name="co8" style:family="table-column">
      <style:table-column-properties fo:break-before="auto" style:column-width="5.309cm"/>
    </style:style>
    <style:style style:name="co9" style:family="table-column">
      <style:table-column-properties fo:break-before="auto" style:column-width="6.331cm"/>
    </style:style>
    <style:style style:name="co10" style:family="table-column">
      <style:table-column-properties fo:break-before="auto" style:column-width="5.786cm"/>
    </style:style>
    <style:style style:name="co11" style:family="table-column">
      <style:table-column-properties fo:break-before="auto" style:column-width="3.267cm"/>
    </style:style>
    <style:style style:name="co12" style:family="table-column">
      <style:table-column-properties fo:break-before="auto" style:column-width="17.383cm"/>
    </style:style>
    <style:style style:name="co13" style:family="table-column">
      <style:table-column-properties fo:break-before="auto" style:column-width="3.812cm"/>
    </style:style>
    <style:style style:name="co14" style:family="table-column">
      <style:table-column-properties fo:break-before="auto" style:column-width="6.264cm"/>
    </style:style>
    <style:style style:name="co15" style:family="table-column">
      <style:table-column-properties fo:break-before="auto" style:column-width="2.2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ontrol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Reference(s)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LibPart</text:p>
          </table:table-cell>
          <table:table-cell table:style-name="ce3" office:value-type="string" calcext:value-type="string">
            <text:p>Sample</text:p>
          </table:table-cell>
          <table:table-cell table:style-name="ce3" office:value-type="string" calcext:value-type="string">
            <text:p>Link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1000µF/25V</text:p>
          </table:table-cell>
          <table:table-cell office:value-type="string" calcext:value-type="string">
            <text:p>Device:CP</text:p>
          </table:table-cell>
          <table:table-cell/>
          <table:table-cell office:value-type="string" calcext:value-type="string">
            <text:p>https://www.futurlec.com/Capacitors/C1000U25Epr.shtml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3, C4</text:p>
          </table:table-cell>
          <table:table-cell office:value-type="string" calcext:value-type="string">
            <text:p>2.2µF/25V/UL ESR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taiyo-yuden/TMK212B7225MGHT/587-6358-1-ND/994994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5, C9</text:p>
          </table:table-cell>
          <table:table-cell office:value-type="string" calcext:value-type="string">
            <text:p>1µF/10V/UL ESR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taiyo-yuden/LMK212B7105KGHTR/587-6338-1-ND/994992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6, C7, C10, C11, C12, C13, C14, C16, C17, C18, C19, C20, C21, C22</text:p>
          </table:table-cell>
          <table:table-cell office:value-type="string" calcext:value-type="string">
            <text:p>1µF/16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kemet/C0805C105Z4VACTU/399-8011-1-ND/347173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8, C15, C23, C24, C25, C26, C27</text:p>
          </table:table-cell>
          <table:table-cell office:value-type="string" calcext:value-type="string">
            <text:p>0.1µF/25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kemet/C0805C104M3RACTU/399-8000-1-ND/347172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1, D2</text:p>
          </table:table-cell>
          <table:table-cell office:value-type="string" calcext:value-type="string">
            <text:p>LED_PAD</text:p>
          </table:table-cell>
          <table:table-cell office:value-type="string" calcext:value-type="string">
            <text:p>bass_amplifier:LED_4X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, J3</text:p>
          </table:table-cell>
          <table:table-cell office:value-type="string" calcext:value-type="string">
            <text:p>Conn_01x06_Male</text:p>
          </table:table-cell>
          <table:table-cell office:value-type="string" calcext:value-type="string">
            <text:p>Connector:Conn_01x06_Male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Connector:Conn_01x02_Male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1, Q2, Q3, Q4</text:p>
          </table:table-cell>
          <table:table-cell office:value-type="string" calcext:value-type="string">
            <text:p>TD9944</text:p>
          </table:table-cell>
          <table:table-cell office:value-type="string" calcext:value-type="string">
            <text:p>bass_amplifier:TD994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www.digikey.ca/product-detail/en/microchip-technology/TD9944TG-G/TD9944TG-GCT-ND/7671946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, R2, R3, R4, 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V1, RV2, RV3, RV4, RV5, RV6, RV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POT_Dual_Separate</text:p>
          </table:table-cell>
          <table:table-cell/>
          <table:table-cell office:value-type="string" calcext:value-type="string">
            <text:p>https://futurlec.com/Potentiometers/POT10Kpr.shtml</text:p>
          </table:table-cell>
          <table:table-cell table:number-columns-repeated="3"/>
          <table:table-cell office:value-type="string" calcext:value-type="string">
            <text:p>https://futurlec.com/Switches/KNOB18.shtm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SPST_X3</text:p>
          </table:table-cell>
          <table:table-cell office:value-type="string" calcext:value-type="string">
            <text:p>bass_amplifier:SW_SPST_X3</text:p>
          </table:table-cell>
          <table:table-cell/>
          <table:table-cell office:value-type="string" calcext:value-type="string">
            <text:p>https://futurlec.com/Switches/PRBLKpr.shtml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Thermistor_NTC</text:p>
          </table:table-cell>
          <table:table-cell/>
          <table:table-cell office:value-type="string" calcext:value-type="string">
            <text:p>https://www.futurlec.com/Components_Others/NTC10Kpr.shtml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eensy_LC</text:p>
          </table:table-cell>
          <table:table-cell office:value-type="string" calcext:value-type="string">
            <text:p>bass_amplifier:Teensy_LC</text:p>
          </table:table-cell>
          <table:table-cell/>
          <table:table-cell office:value-type="string" calcext:value-type="string">
            <text:p>https://www.pjrc.com/store/teensylc.html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MCP3208</text:p>
          </table:table-cell>
          <table:table-cell office:value-type="string" calcext:value-type="string">
            <text:p>bass_amplifier:MCP32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www.digikey.ca/product-detail/en/microchip-technology/MCP3208-CI-SL/MCP3208-CI-SL-ND/305929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74HC14</text:p>
          </table:table-cell>
          <table:table-cell office:value-type="string" calcext:value-type="string">
            <text:p>bass_amplifier:74HC14</text:p>
          </table:table-cell>
          <table:table-cell/>
          <table:table-cell office:value-type="string" calcext:value-type="string">
            <text:p>https://www.digikey.ca/product-detail/en/nexperia-usa-inc/74HC14D-652/1727-3781-ND/763534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MAX3232</text:p>
          </table:table-cell>
          <table:table-cell office:value-type="string" calcext:value-type="string">
            <text:p>bass_amplifier:MAX3232</text:p>
          </table:table-cell>
          <table:table-cell/>
          <table:table-cell office:value-type="string" calcext:value-type="string">
            <text:p>https://www.digikey.ca/product-detail/en/texas-instruments/MAX3232ECDR/296-19851-1-ND/1120592</text:p>
          </table:table-cell>
          <table:table-cell table:number-columns-repeated="4"/>
        </table:table-row>
      </table:table>
      <table:table table:name="footswitch" table:style-name="ta1"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Reference(s)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LibPart</text:p>
          </table:table-cell>
          <table:table-cell table:style-name="ce3" office:value-type="string" calcext:value-type="string">
            <text:p>Sample</text:p>
          </table:table-cell>
          <table:table-cell table:style-name="ce3"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1, C2, C5, C8, C9, C10, C11, C12, C13, C16, C17, C18, C19, C20, C21, C22, C23</text:p>
          </table:table-cell>
          <table:table-cell office:value-type="string" calcext:value-type="string">
            <text:p>0.1µF/25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kemet/C0805C104M3RACTU/399-8000-1-ND/347172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3, C4</text:p>
          </table:table-cell>
          <table:table-cell office:value-type="string" calcext:value-type="string">
            <text:p>1000µF/25V</text:p>
          </table:table-cell>
          <table:table-cell office:value-type="string" calcext:value-type="string">
            <text:p>Device:CP</text:p>
          </table:table-cell>
          <table:table-cell/>
          <table:table-cell office:value-type="string" calcext:value-type="string">
            <text:p>https://www.futurlec.com/Capacitors/C1000U25Epr.shtm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6, C7</text:p>
          </table:table-cell>
          <table:table-cell office:value-type="string" calcext:value-type="string">
            <text:p>2.2µF/25V/UL low ESR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taiyo-yuden/TMK212B7225MGHT/587-6358-1-ND/99499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4, C15</text:p>
          </table:table-cell>
          <table:table-cell office:value-type="string" calcext:value-type="string">
            <text:p>1µF/10V/UL ESR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taiyo-yuden/LMK212B7105KGHTR/587-6338-1-ND/99499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1, D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bass_amplifier:LED_4X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Connector:Conn_01x06_Male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1, Q2, Q3, Q4</text:p>
          </table:table-cell>
          <table:table-cell office:value-type="string" calcext:value-type="string">
            <text:p>TD9944</text:p>
          </table:table-cell>
          <table:table-cell office:value-type="string" calcext:value-type="string">
            <text:p>bass_amplifier:TD994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www.digikey.ca/product-detail/en/microchip-technology/TD9944TG-G/TD9944TG-GCT-ND/76719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1, R2, R3, R4, R5, R6, R7, R8, R9, R10, R11, R12, R13, R14, R15, R16, R17, R18, R19, R20, R21, R22, R23, R2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1, SW2, SW3</text:p>
          </table:table-cell>
          <table:table-cell office:value-type="string" calcext:value-type="string">
            <text:p>SPST</text:p>
          </table:table-cell>
          <table:table-cell office:value-type="string" calcext:value-type="string">
            <text:p>bass_amplifier:SW_SPST_X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eensy_LC</text:p>
          </table:table-cell>
          <table:table-cell office:value-type="string" calcext:value-type="string">
            <text:p>bass_amplifier:Teensy_LC</text:p>
          </table:table-cell>
          <table:table-cell/>
          <table:table-cell office:value-type="string" calcext:value-type="string">
            <text:p>https://www.pjrc.com/store/teensylc.htm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2, U3</text:p>
          </table:table-cell>
          <table:table-cell office:value-type="string" calcext:value-type="string">
            <text:p>74HC14</text:p>
          </table:table-cell>
          <table:table-cell office:value-type="string" calcext:value-type="string">
            <text:p>bass_amplifier:74HC14</text:p>
          </table:table-cell>
          <table:table-cell/>
          <table:table-cell office:value-type="string" calcext:value-type="string">
            <text:p>https://www.digikey.ca/product-detail/en/nexperia-usa-inc/74HC14D-652/1727-3781-ND/7635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MAX3232</text:p>
          </table:table-cell>
          <table:table-cell office:value-type="string" calcext:value-type="string">
            <text:p>bass_amplifier:MAX3232</text:p>
          </table:table-cell>
          <table:table-cell/>
          <table:table-cell office:value-type="string" calcext:value-type="string">
            <text:p>https://www.digikey.ca/product-detail/en/texas-instruments/MAX3232ECDR/296-19851-1-ND/1120592</text:p>
          </table:table-cell>
        </table:table-row>
      </table:table>
      <table:table table:name="psu" table:style-name="ta1"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1"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Reference(s)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LibPart</text:p>
          </table:table-cell>
          <table:table-cell table:style-name="ce3" office:value-type="string" calcext:value-type="string">
            <text:p>Sample</text:p>
          </table:table-cell>
          <table:table-cell table:style-name="ce3"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10000µF/35V</text:p>
          </table:table-cell>
          <table:table-cell office:value-type="string" calcext:value-type="string">
            <text:p>Device:CP</text:p>
          </table:table-cell>
          <table:table-cell/>
          <table:table-cell office:value-type="string" calcext:value-type="string">
            <text:p>https://www.digikey.ca/product-detail/en/tdk-electronics-inc/B41231A7109M000/495-6149-ND/34935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3, C4, C5, C6, C10, C16, C25, C28</text:p>
          </table:table-cell>
          <table:table-cell office:value-type="string" calcext:value-type="string">
            <text:p>1µF/35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taiyo-yuden/GMK212B7105KG-T/587-1438-1-ND/10040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7, C8, C14, C20, C22, C23</text:p>
          </table:table-cell>
          <table:table-cell office:value-type="string" calcext:value-type="string">
            <text:p>2.2µF/25V/UL ESR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taiyo-yuden/TMK212B7225MGHT/587-6358-1-ND/99499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9, C15</text:p>
          </table:table-cell>
          <table:table-cell office:value-type="string" calcext:value-type="string">
            <text:p>33µF/35V/260mOhm</text:p>
          </table:table-cell>
          <table:table-cell office:value-type="string" calcext:value-type="string">
            <text:p>Device:CP</text:p>
          </table:table-cell>
          <table:table-cell/>
          <table:table-cell office:value-type="string" calcext:value-type="string">
            <text:p>https://www.digikey.ca/product-detail/en/panasonic-electronic-components/EEE-FP1V330AP/PCE4551CT-ND/17010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1, C17</text:p>
          </table:table-cell>
          <table:table-cell office:value-type="string" calcext:value-type="string">
            <text:p>0.33µ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w%C3%BCrth-elektronik/885012207101/732-7676-1-ND/54543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2, C18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kemet/C0805C104M3RACTU/399-8000-1-ND/34717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330µF/16V/160mOhm</text:p>
          </table:table-cell>
          <table:table-cell office:value-type="string" calcext:value-type="string">
            <text:p>Device:CP</text:p>
          </table:table-cell>
          <table:table-cell/>
          <table:table-cell office:value-type="string" calcext:value-type="string">
            <text:p>https://www.digikey.ca/en/products/detail/united-chemi-con/EMZR160ADA331MF80G/58247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330µF/6.3V/160mOhm</text:p>
          </table:table-cell>
          <table:table-cell office:value-type="string" calcext:value-type="string">
            <text:p>Device:CP</text:p>
          </table:table-cell>
          <table:table-cell/>
          <table:table-cell office:value-type="string" calcext:value-type="string">
            <text:p>https://www.digikey.ca/product-detail/en/panasonic-electronic-components/EEE-FPJ331XAP/PCE4517CT-ND/17010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1, C24, C27</text:p>
          </table:table-cell>
          <table:table-cell office:value-type="string" calcext:value-type="string">
            <text:p>470µF/16V</text:p>
          </table:table-cell>
          <table:table-cell office:value-type="string" calcext:value-type="string">
            <text:p>Device:CP</text:p>
          </table:table-cell>
          <table:table-cell/>
          <table:table-cell office:value-type="string" calcext:value-type="string">
            <text:p>https://www.futurlec.com/Capacitors/C470U16Epr.shtm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47µF/6.3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murata-electronics/GRM219R60J476ME44D/490-13249-1-ND/587745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BR81</text:p>
          </table:table-cell>
          <table:table-cell office:value-type="string" calcext:value-type="string">
            <text:p>Diode_Bridge:ABS2</text:p>
          </table:table-cell>
          <table:table-cell/>
          <table:table-cell office:value-type="string" calcext:value-type="string">
            <text:p>https://www.futurlec.com/Diodes/BR81pr.shtm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2, D3</text:p>
          </table:table-cell>
          <table:table-cell office:value-type="string" calcext:value-type="string">
            <text:p>SS34/40V/4A</text:p>
          </table:table-cell>
          <table:table-cell office:value-type="string" calcext:value-type="string">
            <text:p>Device:D_Schottky</text:p>
          </table:table-cell>
          <table:table-cell/>
          <table:table-cell office:value-type="string" calcext:value-type="string">
            <text:p>https://www.digikey.ca/product-detail/en/on-semiconductor/SS34/SS34FSCT-ND/20944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1, F2</text:p>
          </table:table-cell>
          <table:table-cell office:value-type="string" calcext:value-type="string">
            <text:p>1.5A</text:p>
          </table:table-cell>
          <table:table-cell office:value-type="string" calcext:value-type="string">
            <text:p>Device:Fuse</text:p>
          </table:table-cell>
          <table:table-cell/>
          <table:table-cell office:value-type="string" calcext:value-type="string">
            <text:p>https://www.futurlec.com/Components_Others/520FUSES1A5pr.shtm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0.5A</text:p>
          </table:table-cell>
          <table:table-cell office:value-type="string" calcext:value-type="string">
            <text:p>Device:Fuse</text:p>
          </table:table-cell>
          <table:table-cell/>
          <table:table-cell office:value-type="string" calcext:value-type="string">
            <text:p>https://www.futurlec.com/Components_Others/520FUSES0A5pr.shtm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onn_01x03_Female</text:p>
          </table:table-cell>
          <table:table-cell office:value-type="string" calcext:value-type="string">
            <text:p>Connector:Conn_01x03_Femal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ontrol board</text:p>
          </table:table-cell>
          <table:table-cell office:value-type="string" calcext:value-type="string">
            <text:p>Connector:Conn_01x06_Mal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Connector:Conn_01x08_Mal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Connector:Conn_01x06_Mal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pedals</text:p>
          </table:table-cell>
          <table:table-cell office:value-type="string" calcext:value-type="string">
            <text:p>Connector:Conn_01x02_Mal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FAN</text:p>
          </table:table-cell>
          <table:table-cell office:value-type="string" calcext:value-type="string">
            <text:p>Connector:Conn_01x02_Mal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1, L2</text:p>
          </table:table-cell>
          <table:table-cell office:value-type="string" calcext:value-type="string">
            <text:p>68µH/Sumida CDRH104R-680MC</text:p>
          </table:table-cell>
          <table:table-cell office:value-type="string" calcext:value-type="string">
            <text:p>Device:L</text:p>
          </table:table-cell>
          <table:table-cell/>
          <table:table-cell office:value-type="string" calcext:value-type="string">
            <text:p>https://www.digikey.ca/product-detail/en/sumida-america-components-inc/CDRH104RNP-680NC/308-2170-1-ND/394646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PHB21N06LT</text:p>
          </table:table-cell>
          <table:table-cell office:value-type="string" calcext:value-type="string">
            <text:p>Device:Q_NMOS_DGS</text:p>
          </table:table-cell>
          <table:table-cell/>
          <table:table-cell office:value-type="string" calcext:value-type="string">
            <text:p>https://www.digikey.ca/en/products/detail/nexperia-usa-inc/PHB21N06LT-118/1157487?s=N4IgTCBcDaIAoAkBCYCMA5ADANgDIBUQBdAXy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, R2, R5, R8, R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, R6</text:p>
          </table:table-cell>
          <table:table-cell office:value-type="string" calcext:value-type="string">
            <text:p>3.01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7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16.5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3, R14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5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MC7815</text:p>
          </table:table-cell>
          <table:table-cell office:value-type="string" calcext:value-type="string">
            <text:p>bass_amplifier:MC7815</text:p>
          </table:table-cell>
          <table:table-cell/>
          <table:table-cell office:value-type="string" calcext:value-type="string">
            <text:p>https://www.digikey.ca/en/products/detail/on-semiconductor/MC7815CD2TR4G/91934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MC7915</text:p>
          </table:table-cell>
          <table:table-cell office:value-type="string" calcext:value-type="string">
            <text:p>bass_amplifier:MC7915</text:p>
          </table:table-cell>
          <table:table-cell/>
          <table:table-cell office:value-type="string" calcext:value-type="string">
            <text:p>https://www.digikey.ca/product-detail/en/on-semiconductor/MC7915CD2TR4G/MC7915CD2TR4GOSCT-ND/346235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3, U4</text:p>
          </table:table-cell>
          <table:table-cell office:value-type="string" calcext:value-type="string">
            <text:p>MIC4684</text:p>
          </table:table-cell>
          <table:table-cell office:value-type="string" calcext:value-type="string">
            <text:p>bass_amplifier:MIC468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www.digikey.ca/product-detail/en/microchip-technology/MIC4684YM-TR/576-1553-1-ND/112189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MC7809</text:p>
          </table:table-cell>
          <table:table-cell office:value-type="string" calcext:value-type="string">
            <text:p>bass_amplifier:MC7809</text:p>
          </table:table-cell>
          <table:table-cell/>
          <table:table-cell office:value-type="string" calcext:value-type="string">
            <text:p>https://www.digikey.ca/product-detail/en/on-semiconductor/MC7809CD2TR4G/MC7809CD2TR4GOSCT-ND/348739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MIC37152</text:p>
          </table:table-cell>
          <table:table-cell office:value-type="string" calcext:value-type="string">
            <text:p>bass_amplifier:MIC3715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www.digikey.ca/product-detail/en/microchip-technology/MIC37152YM-TR/MIC37152YM-CT-ND/992370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NIS5112</text:p>
          </table:table-cell>
          <table:table-cell office:value-type="string" calcext:value-type="string">
            <text:p>bass_amplifier:NIS5112</text:p>
          </table:table-cell>
          <table:table-cell/>
          <table:table-cell office:value-type="string" calcext:value-type="string">
            <text:p>https://www.digikey.ca/product-detail/en/on-semiconductor/NIS5112D2R2G/NIS5112D2R2GOSCT-ND/3487452</text:p>
          </table:table-cell>
        </table:table-row>
      </table:table>
      <table:table table:name="processing" table:style-name="ta1">
        <table:table-column table:style-name="co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row table:style-name="ro1"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Reference(s)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LibPart</text:p>
          </table:table-cell>
          <table:table-cell table:style-name="ce3" office:value-type="string" calcext:value-type="string">
            <text:p>Sample</text:p>
          </table:table-cell>
          <table:table-cell table:style-name="ce3"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1, C2, C3, C4</text:p>
          </table:table-cell>
          <table:table-cell office:value-type="string" calcext:value-type="string">
            <text:p>1000µF/25V</text:p>
          </table:table-cell>
          <table:table-cell office:value-type="string" calcext:value-type="string">
            <text:p>Device:CP</text:p>
          </table:table-cell>
          <table:table-cell/>
          <table:table-cell office:value-type="string" calcext:value-type="string">
            <text:p>https://www.futurlec.com/Capacitors/C1000U25Epr.shtm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5, C6, C7, C8, C9, C10, C11, C12, C13, C14, C15, C16, C17, C18, C30, C34, C35, C37, C55, C56, C57, C58</text:p>
          </table:table-cell>
          <table:table-cell office:value-type="string" calcext:value-type="string">
            <text:p>2.2µF/25V/UL ESR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taiyo-yuden/TMK212B7225MGHT/587-6358-1-ND/99499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100pF/100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samsung-electro-mechanics/CL21C101JCANNNC/1276-1261-1-ND/38893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0, C24</text:p>
          </table:table-cell>
          <table:table-cell office:value-type="string" calcext:value-type="string">
            <text:p>220pF/100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samsung-electro-mechanics/CL21B221KCANNNC/1276-2476-1-ND/38905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21, C26, C28, C29, C33, C36, C41, C42, C46</text:p>
          </table:table-cell>
          <table:table-cell office:value-type="string" calcext:value-type="string">
            <text:p>10µF/50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samsung-electro-mechanics/CL31A106MBHNNNE/1276-6736-1-ND/59615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0.1µF/100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samsung-electro-mechanics/CL21B104KCFSFNE/1276-2923-1-ND/38910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0.22µF/100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samsung-electro-mechanics/CL21B224KCFSFNE/1276-2949-1-ND/38910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1nF/100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samsung-electro-mechanics/CL21B102KCANNNC/1276-1169-1-ND/38892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27, C31, C32</text:p>
          </table:table-cell>
          <table:table-cell office:value-type="string" calcext:value-type="string">
            <text:p>4.7nF/100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samsung-electro-mechanics/CL21B472KCANNNC/1276-2524-1-ND/38906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8</text:p>
          </table:table-cell>
          <table:table-cell office:value-type="string" calcext:value-type="string">
            <text:p>0.047µF/100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w%C3%BCrth-elektronik/885012207126/732-12090-1-ND/93461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39, C40</text:p>
          </table:table-cell>
          <table:table-cell office:value-type="string" calcext:value-type="string">
            <text:p>3.3µF/25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w%C3%BCrth-elektronik/885012107017/732-7627-1-ND/54542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3</text:p>
          </table:table-cell>
          <table:table-cell office:value-type="string" calcext:value-type="string">
            <text:p>3600pF/50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murata-electronics/GRM2165C1H362JA01D/490-3318-1-ND/7028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44, C45</text:p>
          </table:table-cell>
          <table:table-cell office:value-type="string" calcext:value-type="string">
            <text:p>220pF/50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kemet/C0805C221M5RACTU/399-8039-1-ND/34717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47, C48, C53, C54</text:p>
          </table:table-cell>
          <table:table-cell office:value-type="string" calcext:value-type="string">
            <text:p>0.1µF/25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yageo/CC0603KRX7R8BB104/311-1341-1-ND/21031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9</text:p>
          </table:table-cell>
          <table:table-cell office:value-type="string" calcext:value-type="string">
            <text:p>47µF/10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taiyo-yuden/LMK212BBJ476MG-T/587-5465-1-ND/706714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50</text:p>
          </table:table-cell>
          <table:table-cell office:value-type="string" calcext:value-type="string">
            <text:p>10µF/10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murata-electronics/GRM21BR71A106KA73L/490-10516-1-ND/502644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51, C52</text:p>
          </table:table-cell>
          <table:table-cell office:value-type="string" calcext:value-type="string">
            <text:p>1µF/6.3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yageo/CC0805KKX5R5BB105/311-3417-1-ND/716443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1, D2, D3, D4, D5, D6, D7, D8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Device:D_Zener_ALT</text:p>
          </table:table-cell>
          <table:table-cell/>
          <table:table-cell office:value-type="string" calcext:value-type="string">
            <text:p>https://www.futurlec.com/Diodes/BZV55-C12pr.shtm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9, D10</text:p>
          </table:table-cell>
          <table:table-cell office:value-type="string" calcext:value-type="string">
            <text:p>6.2V</text:p>
          </table:table-cell>
          <table:table-cell office:value-type="string" calcext:value-type="string">
            <text:p>Device:D_Zener_ALT</text:p>
          </table:table-cell>
          <table:table-cell/>
          <table:table-cell office:value-type="string" calcext:value-type="string">
            <text:p>https://www.futurlec.com/Diodes/BZV55-C6V2pr.shtm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onn_01x08_Male</text:p>
          </table:table-cell>
          <table:table-cell office:value-type="string" calcext:value-type="string">
            <text:p>Connector:Conn_01x08_Mal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onn_01x06_Male</text:p>
          </table:table-cell>
          <table:table-cell office:value-type="string" calcext:value-type="string">
            <text:p>Connector:Conn_01x06_Mal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power_amp</text:p>
          </table:table-cell>
          <table:table-cell office:value-type="string" calcext:value-type="string">
            <text:p>Connector:Conn_01x02_Mal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control board</text:p>
          </table:table-cell>
          <table:table-cell office:value-type="string" calcext:value-type="string">
            <text:p>Connector:Conn_01x03_Mal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AudioJack2_X4</text:p>
          </table:table-cell>
          <table:table-cell office:value-type="string" calcext:value-type="string">
            <text:p>bass_amplifier:AudioJack2_X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AudioJack2_XLR_SW</text:p>
          </table:table-cell>
          <table:table-cell office:value-type="string" calcext:value-type="string">
            <text:p>bass_amplifier:AudioJack2_XLR_SW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Conn_01x03_Male</text:p>
          </table:table-cell>
          <table:table-cell office:value-type="string" calcext:value-type="string">
            <text:p>Connector:Conn_01x03_Mal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1, Q2</text:p>
          </table:table-cell>
          <table:table-cell office:value-type="string" calcext:value-type="string">
            <text:p>TD9944</text:p>
          </table:table-cell>
          <table:table-cell office:value-type="string" calcext:value-type="string">
            <text:p>bass_amplifier:TD994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www.digikey.ca/product-detail/en/microchip-technology/TD9944TG-G/TD9944TG-GCT-ND/767194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MMUN2111LT1</text:p>
          </table:table-cell>
          <table:table-cell office:value-type="string" calcext:value-type="string">
            <text:p>Device:Q_PNP_ECB_BRT</text:p>
          </table:table-cell>
          <table:table-cell/>
          <table:table-cell office:value-type="string" calcext:value-type="string">
            <text:p>https://www.digikey.ca/product-detail/en/on-semiconductor/MMUN2111LT1G/MMUN2111LT1GOSCT-ND/113990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MMBT2222A</text:p>
          </table:table-cell>
          <table:table-cell office:value-type="string" calcext:value-type="string">
            <text:p>Device:Q_NPN_BCE</text:p>
          </table:table-cell>
          <table:table-cell/>
          <table:table-cell office:value-type="string" calcext:value-type="string">
            <text:p>https://www.digikey.ca/product-detail/en/diodes-incorporated/MMBT2222A-7-F/MMBT2222A-FDICT-ND/81572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1, R4, R5, R8, R16, R18, R21, R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2, R6, R11, R19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3, R12, R15, R30, R31, R38, R39, R42, R43, R48, R49, R53, R56, R57, R63, R6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47.5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12.1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12.1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4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2.21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56.2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23.7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23, R24, R27, R28, R35, R46, R47, R50</text:p>
          </table:table-cell>
          <table:table-cell office:value-type="string" calcext:value-type="string">
            <text:p>5.11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25, R29, R44, R45, R51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6, R34</text:p>
          </table:table-cell>
          <table:table-cell office:value-type="string" calcext:value-type="string">
            <text:p>10.2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32, R33, R40, R4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6, R3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2</text:p>
          </table:table-cell>
          <table:table-cell office:value-type="string" calcext:value-type="string">
            <text:p>4.75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54, R55, R59, R60, R66, R68, R69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58, R61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62</text:p>
          </table:table-cell>
          <table:table-cell office:value-type="string" calcext:value-type="string">
            <text:p>3.09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64</text:p>
          </table:table-cell>
          <table:table-cell office:value-type="string" calcext:value-type="string">
            <text:p>15.4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67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71, R72</text:p>
          </table:table-cell>
          <table:table-cell office:value-type="string" calcext:value-type="string">
            <text:p>inf or 47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V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POT_Dual_Separate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V_SW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bass_amplifier:R_POT_SW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1, U2, U4, U5</text:p>
          </table:table-cell>
          <table:table-cell office:value-type="string" calcext:value-type="string">
            <text:p>TL074</text:p>
          </table:table-cell>
          <table:table-cell office:value-type="string" calcext:value-type="string">
            <text:p>bass_amplifier:TL074</text:p>
          </table:table-cell>
          <table:table-cell/>
          <table:table-cell office:value-type="string" calcext:value-type="string">
            <text:p>https://www.digikey.ca/product-detail/en/texas-instruments/TL074CDR/296-1283-1-ND/40493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3, U10</text:p>
          </table:table-cell>
          <table:table-cell office:value-type="string" calcext:value-type="string">
            <text:p>TL072</text:p>
          </table:table-cell>
          <table:table-cell office:value-type="string" calcext:value-type="string">
            <text:p>bass_amplifier:TL072</text:p>
          </table:table-cell>
          <table:table-cell/>
          <table:table-cell office:value-type="string" calcext:value-type="string">
            <text:p>https://www.digikey.ca/product-detail/en/stmicroelectronics/TL072CDT/497-2200-1-ND/59910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Teensy_4.0</text:p>
          </table:table-cell>
          <table:table-cell office:value-type="string" calcext:value-type="string">
            <text:p>bass_amplifier:Teensy_4.0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MCP6541</text:p>
          </table:table-cell>
          <table:table-cell office:value-type="string" calcext:value-type="string">
            <text:p>bass_amplifier:MCP6541</text:p>
          </table:table-cell>
          <table:table-cell/>
          <table:table-cell office:value-type="string" calcext:value-type="string">
            <text:p>https://www.digikey.ca/product-detail/en/microchip-technology/MCP6541T-I-SN/MCP6541T-I-SNCT-ND/853805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SN74LVC2G74</text:p>
          </table:table-cell>
          <table:table-cell office:value-type="string" calcext:value-type="string">
            <text:p>bass_amplifier:SN74AUC1G74</text:p>
          </table:table-cell>
          <table:table-cell/>
          <table:table-cell office:value-type="string" calcext:value-type="string">
            <text:p>https://www.digikey.ca/en/products/detail/texas-instruments/SN74LVC2G74DCTR/48472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CS4270</text:p>
          </table:table-cell>
          <table:table-cell office:value-type="string" calcext:value-type="string">
            <text:p>bass_amplifier:CS4270</text:p>
          </table:table-cell>
          <table:table-cell/>
          <table:table-cell office:value-type="string" calcext:value-type="string">
            <text:p>https://www.digikey.ca/product-detail/en/cirrus-logic-inc/CS4270-CZZ/598-1040-5-ND/9231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3">0000-00-00</text:date>, <text:time style:data-style-name="N2" text:time-value="14:29:42.1207736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02T17:40:18.985441593</meta:creation-date>
    <meta:generator>LibreOffice/6.4.5.2$Linux_X86_64 LibreOffice_project/40$Build-2</meta:generator>
    <dc:date>2020-08-23T14:37:56.732417833</dc:date>
    <meta:editing-duration>PT22H9M49S</meta:editing-duration>
    <meta:editing-cycles>81</meta:editing-cycles>
    <meta:document-statistic meta:table-count="4" meta:cell-count="735" meta:object-count="0"/>
  </office:meta>
</office:document-meta>
</file>